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a76" officeooo:paragraph-rsid="001aba76"/>
    </style:style>
    <style:style style:name="P2" style:family="paragraph" style:parent-style-name="Preformatted_20_Text">
      <style:text-properties fo:font-variant="normal" fo:text-transform="none" fo:color="#000000" fo:font-size="9pt" fo:letter-spacing="normal" fo:font-style="normal" fo:font-weight="normal" officeooo:rsid="001aba76" officeooo:paragraph-rsid="001aba76"/>
    </style:style>
    <style:style style:name="P3" style:family="paragraph" style:parent-style-name="Preformatted_20_Text">
      <style:paragraph-properties fo:margin-left="0.1043in" fo:margin-right="0.1043in" fo:margin-top="0.052in" fo:margin-bottom="0.052in" loext:contextual-spacing="false" style:line-height-at-least="0.1563in" fo:text-align="justify" style:justify-single-word="false" fo:widows="1" fo:text-indent="0in" style:auto-text-indent="false" fo:padding="0in" fo:border="none"/>
      <style:text-properties fo:font-variant="normal" fo:text-transform="none" fo:color="#000000" fo:font-size="9pt" fo:letter-spacing="normal" fo:font-style="normal" fo:font-weight="normal"/>
    </style:style>
    <style:style style:name="P4" style:family="paragraph" style:parent-style-name="Preformatted_20_Text">
      <style:paragraph-properties fo:margin-left="0.1043in" fo:margin-right="0.1043in" fo:margin-top="0.052in" fo:margin-bottom="0.052in" loext:contextual-spacing="false" style:line-height-at-least="0.1563in" fo:text-align="justify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left="0.1043in" fo:margin-right="0.1043in" fo:margin-top="0.052in" fo:margin-bottom="0.052in" loext:contextual-spacing="false" style:line-height-at-least="0.1563in" fo:text-align="justify" style:justify-single-word="false" fo:widows="1" fo:text-indent="0in" style:auto-text-indent="false" fo:padding="0in" fo:border="none"/>
    </style:style>
    <style:style style:name="P6" style:family="paragraph" style:parent-style-name="Heading_20_1">
      <style:text-properties fo:font-variant="normal" fo:text-transform="none" fo:color="#000000" style:font-name="Verdana" fo:font-size="13.5pt" fo:letter-spacing="normal" fo:font-style="normal"/>
    </style:style>
    <style:style style:name="T1" style:family="text">
      <style:text-properties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прямой доступ к SGA / адреса полей в x$ksuse</text:h>
      <text:p text:style-name="P1">На первый взгляд, нелёгкая это задача -- узнавать адреса полей в x$ksuse.</text:p>
      <text:p text:style-name="P1">Но здесь на помощь нам приходят две "волшебные" таблицы x$kqfta (kernel query fixed tables) и x$kqfco (kernel query fixed tables column definitions), без которых вся идея прямого чтения SGA была бы практически обречена на провал.</text:p>
      <text:p text:style-name="P1">Но используя эти таблицы мы с лёгкостью получаем необходимые данные:</text:p>
      <text:p text:style-name="P1"/>
      <text:p text:style-name="P2">SQL&gt; select c.kqfconam field_name,</text:p>
      <text:p text:style-name="P4"><text:s text:c="2"/><text:span text:style-name="T1">2 <text:s text:c="3"/>c.kqfcooff offset,</text:span></text:p>
      <text:p text:style-name="P4"><text:s text:c="2"/><text:span text:style-name="T1">3 <text:s text:c="3"/>c.kqfcosiz sz</text:span></text:p>
      <text:p text:style-name="P4"><text:s text:c="2"/><text:span text:style-name="T1">4 <text:s/>from x$kqfco c,x$kqfta t</text:span></text:p>
      <text:p text:style-name="P4"><text:s text:c="2"/><text:span text:style-name="T1">5 <text:s/>where t.indx = c.kqfcotab and t.kqftanam='X$KSUSE'</text:span></text:p>
      <text:p text:style-name="P4"><text:s text:c="2"/><text:span text:style-name="T1">6 <text:s/>order by offset;</text:span></text:p>
      <text:p text:style-name="P5"/>
      <text:p text:style-name="P3">FIELD_NAME <text:s text:c="24"/>OFFSET <text:s text:c="8"/>SZ</text:p>
      <text:p text:style-name="P3">------------------------------ ---------- ----------</text:p>
      <text:p text:style-name="P3">ADDR <text:s text:c="35"/>0 <text:s text:c="9"/>4</text:p>
      <text:p text:style-name="P3">INDX <text:s text:c="35"/>0 <text:s text:c="9"/>4</text:p>
      <text:p text:style-name="P3">INST_ID <text:s text:c="32"/>0 <text:s text:c="9"/>4</text:p>
      <text:p text:style-name="P3">KSUSEPRO <text:s text:c="31"/>0 <text:s text:c="9"/>4</text:p>
      <text:p text:style-name="P3">KSSPATYP <text:s text:c="31"/>0 <text:s text:c="9"/>4</text:p>
      <text:p text:style-name="P3">KSUSECTM <text:s text:c="31"/>0 <text:s text:c="9"/>4</text:p>
      <text:p text:style-name="P3">KSUSECQD <text:s text:c="31"/>0 <text:s text:c="9"/>4</text:p>
      <text:p text:style-name="P3">KSSPAFLG <text:s text:c="31"/>1 <text:s text:c="9"/>1</text:p>
      <text:p text:style-name="P3">KSSPAOWN <text:s text:c="31"/>4 <text:s text:c="9"/>4</text:p>
      <text:p text:style-name="P3">KSUUDSES <text:s text:c="30"/>24 <text:s text:c="9"/>4</text:p>
      <text:p text:style-name="P3">KSUUDUID <text:s text:c="30"/>28 <text:s text:c="9"/>4</text:p>
      <text:p text:style-name="P3">KSUUDLUI <text:s text:c="30"/>32 <text:s text:c="9"/>4</text:p>
      <text:p text:style-name="P3">KSUUDNAM <text:s text:c="30"/>36 <text:s text:c="8"/>30</text:p>
      <text:p text:style-name="P3">KSUUDLNA <text:s text:c="30"/>67 <text:s text:c="8"/>30</text:p>
      <text:p text:style-name="P3">KSUUDPRV <text:s text:c="29"/>104 <text:s text:c="9"/>1</text:p>
      <text:p text:style-name="P3">KSUUDOCT <text:s text:c="29"/>105 <text:s text:c="9"/>1</text:p>
      <text:p text:style-name="P3">KSUUDFLG <text:s text:c="29"/>108 <text:s text:c="9"/>4</text:p>
      <text:p text:style-name="P3">KSUUDPFN <text:s text:c="29"/>152 <text:s text:c="9"/>4</text:p>
      <text:p text:style-name="P3">KSUUDSID <text:s text:c="29"/>160 <text:s text:c="9"/>4</text:p>
      <text:p text:style-name="P3">KSUUDSNA <text:s text:c="29"/>164 <text:s text:c="8"/>30</text:p>
      <text:p text:style-name="P3">KSUSEGRP <text:s text:c="29"/>198 <text:s text:c="8"/>32</text:p>
      <text:p text:style-name="P3">KSUSETRN <text:s text:c="29"/>228 <text:s text:c="9"/>4</text:p>
      <text:p text:style-name="P3">KSUSEBRN <text:s text:c="29"/>232 <text:s text:c="9"/>4</text:p>
      <text:p text:style-name="P3">KSUSENUM <text:s text:c="28"/>1380 <text:s text:c="9"/>2</text:p>
      <text:p text:style-name="P3"><text:soft-page-break/>KSUSESER <text:s text:c="28"/>1382 <text:s text:c="9"/>2</text:p>
      <text:p text:style-name="P3">KSUSEFLG <text:s text:c="28"/>1388 <text:s text:c="9"/>4</text:p>
      <text:p text:style-name="P3">KSQPSWAT <text:s text:c="28"/>1416 <text:s text:c="9"/>4</text:p>
      <text:p text:style-name="P3">KSUSEIDL <text:s text:c="28"/>1420 <text:s text:c="9"/>1</text:p>
      <text:p text:style-name="P3">KSUSESOW <text:s text:c="28"/>1484 <text:s text:c="9"/>4</text:p>
      <text:p text:style-name="P3">KSUSESQL <text:s text:c="28"/>1500 <text:s text:c="9"/>4</text:p>
      <text:p text:style-name="P3">KSUSESQH <text:s text:c="28"/>1504 <text:s text:c="9"/>4</text:p>
      <text:p text:style-name="P3">KSUSEUNM <text:s text:c="28"/>1528 <text:s text:c="8"/>30</text:p>
      <text:p text:style-name="P3">KSUSEMNM <text:s text:c="28"/>1564 <text:s text:c="8"/>64</text:p>
      <text:p text:style-name="P3">KSUSETID <text:s text:c="28"/>1632 <text:s text:c="8"/>30</text:p>
      <text:p text:style-name="P3">KSUSEPID <text:s text:c="28"/>1668 <text:s text:c="8"/>12</text:p>
      <text:p text:style-name="P3">KSUSEPNM <text:s text:c="28"/>1684 <text:s text:c="8"/>48</text:p>
      <text:p text:style-name="P3">KSUSEFIL <text:s text:c="28"/>1740 <text:s text:c="9"/>2</text:p>
      <text:p text:style-name="P3">KSUSEBLK <text:s text:c="28"/>1744 <text:s text:c="9"/>4</text:p>
      <text:p text:style-name="P3">KSUSESLT <text:s text:c="28"/>1748 <text:s text:c="9"/>2</text:p>
      <text:p text:style-name="P3">KSUSEOBJ <text:s text:c="28"/>1752 <text:s text:c="9"/>4</text:p>
      <text:p text:style-name="P3">KSUSEAPP <text:s text:c="28"/>1756 <text:s text:c="8"/>48</text:p>
      <text:p text:style-name="P3">KSUSEAPH <text:s text:c="28"/>1808 <text:s text:c="9"/>4</text:p>
      <text:p text:style-name="P3">KSUSEACT <text:s text:c="28"/>1812 <text:s text:c="8"/>32</text:p>
      <text:p text:style-name="P3">KSUSEACH <text:s text:c="28"/>1848 <text:s text:c="9"/>4</text:p>
      <text:p text:style-name="P3">KSUSEFIX <text:s text:c="28"/>1852 <text:s text:c="9"/>4</text:p>
      <text:p text:style-name="P3">KSUSECLI <text:s text:c="28"/>1856 <text:s text:c="8"/>64</text:p>
      <text:p text:style-name="P3">KSUSELTM <text:s text:c="28"/>2084 <text:s text:c="9"/>7</text:p>
      <text:p text:style-name="P3">KSUSEPSQ <text:s text:c="28"/>2096 <text:s text:c="9"/>4</text:p>
      <text:p text:style-name="P3">KSUSEPHA <text:s text:c="28"/>2100 <text:s text:c="9"/>4</text:p>
      <text:p text:style-name="P3">KSUSEPFL <text:s text:c="28"/>2108 <text:s text:c="9"/>4</text:p>
      <text:p text:style-name="P3">KSUSEQCSID <text:s text:c="26"/>2120 <text:s text:c="9"/>2</text:p>
      <text:p text:style-name="P3">KSUSEFT <text:s text:c="29"/>2196 <text:s text:c="9"/>4</text:p>
      <text:p text:style-name="P3">KSUSEFM <text:s text:c="29"/>2200 <text:s text:c="9"/>4</text:p>
      <text:p text:style-name="P3">KSUSEFS <text:s text:c="29"/>2204 <text:s text:c="9"/>4</text:p>
      <text:p text:style-name="P3">KSUSETMC <text:s text:c="28"/>2348 <text:s text:c="9"/>4</text:p>
      <text:p text:style-name="P3">KSUSECLID <text:s text:c="27"/>2356 <text:s text:c="8"/>64</text:p>
      <text:p text:style-name="P3">KSUSEPGAMAN <text:s text:c="25"/>2360 <text:s text:c="9"/>4</text:p>
      <text:p text:style-name="P3">KSUSEPGAAUTO <text:s text:c="24"/>2364 <text:s text:c="9"/>4</text:p>
      <text:p text:style-name="P5"/>
      <text:p text:style-name="P3">58 rows select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to </meta:initial-creator>
    <meta:creation-date>2016-04-03T19:04:09.070069565</meta:creation-date>
    <dc:date>2016-04-03T19:06:26.422064713</dc:date>
    <dc:creator>stanito </dc:creator>
    <meta:editing-duration>PT2M17S</meta:editing-duration>
    <meta:editing-cycles>1</meta:editing-cycles>
    <meta:document-statistic meta:table-count="0" meta:image-count="0" meta:object-count="0" meta:page-count="2" meta:paragraph-count="71" meta:word-count="275" meta:character-count="3735" meta:non-whitespace-character-count="1299"/>
    <meta:generator>LibreOffice/5.0.3.2$Linux_X86_64 LibreOffice_project/00m0$Build-2</meta:generator>
  </office:meta>
</office:document-meta>
</file>